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1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33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66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0099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00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33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66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66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00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00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33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66cc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66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00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782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66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17" office:value-type="float" office:value="24" calcext:value-type="float">
            <text:p>24</text:p>
          </table:table-cell>
          <table:table-cell table:style-name="ce27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20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3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30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27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9" calcext:value-type="float">
            <text:p>99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0:06:55.116279734</meta:creation-date>
    <dc:date>2018-01-18T20:47:20.814790197</dc:date>
    <meta:editing-duration>PT19M49S</meta:editing-duration>
    <meta:editing-cycles>5</meta:editing-cycles>
    <meta:generator>LibreOffice/5.1.6.2$Linux_X86_64 LibreOffice_project/10m0$Build-2</meta:generator>
    <meta:document-statistic meta:table-count="1" meta:cell-count="100" meta:object-count="0"/>
  </office:meta>
</office:document-meta>
</file>